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fo:color="#009f00" style:font-name="Consolas" fo:font-size="12pt" fo:language="de" fo:country="DE" style:font-name-asian="Consolas" style:font-size-asian="12pt" style:font-name-complex="Consolas" style:font-size-complex="12pt"/>
    </style:style>
    <style:style style:name="P4" style:family="paragraph" style:parent-style-name="Standard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style:text-autospace="none"/>
      <style:text-properties fo:color="#00007f" style:font-name="Consolas" fo:font-size="12pt" fo:language="de" fo:country="DE" style:font-name-asian="Consolas" style:font-size-asian="12pt" style:font-name-complex="Consolas" style:font-size-complex="12pt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paragraph-properties style:text-autospace="none"/>
    </style:style>
    <style:style style:name="P11" style:family="paragraph" style:parent-style-name="Standard">
      <style:paragraph-properties style:text-autospace="none"/>
      <style:text-properties fo:color="#009f00" style:font-name="Consolas" fo:font-size="12pt" fo:language="de" fo:country="DE" style:font-name-asian="Consolas" style:font-size-asian="12pt" style:font-name-complex="Consolas" style:font-size-complex="12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paragraph-properties style:text-autospace="none"/>
    </style:style>
    <style:style style:name="P20" style:family="paragraph" style:parent-style-name="Heading_20_2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T3" style:family="text">
      <style:text-properties fo:color="#000000" style:font-name="Consolas" fo:font-size="12pt" fo:language="de" fo:country="DE" fo:font-weight="normal" style:font-name-asian="Consolas" style:font-size-asian="12pt" style:font-weight-asian="normal" style:font-name-complex="Consolas" style:font-size-complex="12pt" style:font-weight-complex="normal"/>
    </style:style>
    <style:style style:name="T4" style:family="text">
      <style:text-properties fo:color="#007f7f" style:font-name="Consolas" fo:font-size="12pt" fo:language="de" fo:country="DE" style:font-name-asian="Consolas" style:font-size-asian="12pt" style:font-name-complex="Consolas" style:font-size-complex="12pt"/>
    </style:style>
    <style:style style:name="T5" style:family="text">
      <style:text-properties fo:color="#ff0000" style:font-name="Consolas" fo:font-size="12pt" fo:language="de" fo:country="DE" style:font-name-asian="Consolas" style:font-size-asian="12pt" style:font-name-complex="Consolas" style:font-size-complex="12pt"/>
    </style:style>
    <style:style style:name="T6" style:family="text">
      <style:text-properties fo:color="#7f007f" style:font-name="Consolas" fo:font-size="12pt" fo:language="de" fo:country="DE" style:font-name-asian="Consolas" style:font-size-asian="12pt" style:font-name-complex="Consolas" style:font-size-complex="12pt"/>
    </style:style>
    <style:style style:name="T7" style:family="text">
      <style:text-properties fo:color="#7f007f" style:font-name="Consolas" fo:font-size="12pt" fo:language="de" fo:country="DE" fo:font-weight="normal" style:font-name-asian="Consolas" style:font-size-asian="12pt" style:font-weight-asian="normal" style:font-name-complex="Consolas" style:font-size-complex="12pt" style:font-weight-complex="normal"/>
    </style:style>
    <style:style style:name="T8" style:family="text">
      <style:text-properties fo:color="#00007f" style:font-name="Consolas" fo:font-size="12pt" fo:language="de" fo:country="DE" style:font-name-asian="Consolas" style:font-size-asian="12pt" style:font-name-complex="Consola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</text:h>
      <text:p text:style-name="Standard">Functions for writing into Error.log or Benchmark.log</text:p>
      <text:p text:style-name="Standard"/>
      <text:h text:style-name="Heading_20_2" text:outline-level="2">Log.LogError(Message [, Context])</text:h>
      <text:h text:style-name="Heading_20_2" text:outline-level="2">Log.LogMsg(Message, Level [, Context])</text:h>
      <text:h text:style-name="Heading_20_2" text:outline-level="2">Log.BenchmarkStart(Number)</text:h>
      <text:p text:style-name="P8">Example:</text:p>
      <text:p text:style-name="Text_20_body">see Log.LogBenchmark for example</text:p>
      <text:p text:style-name="Text_20_body"/>
      <text:h text:style-name="Heading_20_2" text:outline-level="2">Log.BenchmarkEnd(Number)</text:h>
      <text:p text:style-name="P8">Example:</text:p>
      <text:p text:style-name="Text_20_body">see Log.LogBenchmark for example</text:p>
      <text:p text:style-name="Text_20_body"/>
      <text:h text:style-name="Heading_20_2" text:outline-level="2">Log.LogBenchmark(Text, Number)</text:h>
      <text:p text:style-name="P9">Writes the time used from Log.BenchmarkStart(Number) to Log.BenchmarkEnd(Number) into the Benchmark.log</text:p>
      <text:p text:style-name="P8">Example:</text:p>
      <text:p text:style-name="P2"><text:span text:style-name="T2"><text:s text:c="2"/>Log.BenchmarkStart(</text:span><text:span text:style-name="T4">10</text:span><text:span text:style-name="T2">)</text:span></text:p>
      <text:p text:style-name="P3"><text:s text:c="2"/>-- Do something</text:p>
      <text:p text:style-name="P2"><text:span text:style-name="T2"><text:s text:c="2"/>Log.BenchmarkEnd(</text:span><text:span text:style-name="T4">10</text:span><text:span text:style-name="T2">)</text:span></text:p>
      <text:p text:style-name="P2"><text:span text:style-name="T2"><text:s text:c="2"/>Log.LogBenchmark(</text:span><text:span text:style-name="T6">"Loading Textures"</text:span><text:span text:style-name="T2">, </text:span><text:span text:style-name="T4">10</text:span><text:span text:style-name="T2">)</text:span></text:p>
      <text:p text:style-name="P3"><text:s text:c="2"/>--[[ in the Benchmark.log there is now a line like</text:p>
      <text:p text:style-name="P3"><text:s text:c="2"/>Loading Textures: 30 miliseconds </text:p>
      <text:p text:style-name="P3"><text:s text:c="2"/>--]]</text:p>
      <text:p text:style-name="P2"/>
      <text:h text:style-name="Heading_20_2" text:outline-level="2"><text:soft-page-break/>Log.LogDebug(Msg, Context)</text:h>
      <text:h text:style-name="Heading_20_2" text:outline-level="2">Log.LogInfo(Msg, Context)</text:h>
      <text:h text:style-name="Heading_20_2" text:outline-level="2">Log.LogStatus(Msg, Context)</text:h>
      <text:h text:style-name="Heading_20_2" text:outline-level="2">Log.LogWarn(Msg, Context)</text:h>
      <text:h text:style-name="Heading_20_2" text:outline-level="2">Log.LogCritical(Msg, Context)</text:h>
      <text:h text:style-name="Heading_20_2" text:outline-level="2">Log.CriticalError(Text)</text:h>
      <text:h text:style-name="Heading_20_2" text:outline-level="2">Log.SetLogLevel(Level)</text:h>
      <text:h text:style-name="Heading_20_2" text:outline-level="2">Log.GetLogLevel() <text:s text:c="3"/>: integer</text:h>
      <text:p text:style-name="P7"/>
      <text:h text:style-name="Heading_20_1" text:outline-level="1">gl</text:h>
      <text:p text:style-name="P5">Functions for drawing with OpenGL</text:p>
      <text:p text:style-name="P1"/>
      <text:p text:style-name="Standard"><text:span text:style-name="T1">Example:</text:span> </text:p>
      <text:p text:style-name="P2"><text:span text:style-name="T2"><text:s text:c="2"/>gl.Enable(</text:span><text:span text:style-name="T6">"GL_BLEND"</text:span><text:span text:style-name="T2">)</text:span></text:p>
      <text:p text:style-name="P2"><text:span text:style-name="T2"><text:s text:c="2"/>gl.Color(</text:span><text:span text:style-name="T4">1</text:span><text:span text:style-name="T2">,</text:span><text:span text:style-name="T5"> </text:span><text:span text:style-name="T4">1</text:span><text:span text:style-name="T2">,</text:span><text:span text:style-name="T5"> </text:span><text:span text:style-name="T4">1</text:span><text:span text:style-name="T2">,</text:span><text:span text:style-name="T5"> </text:span><text:span text:style-name="T4">0.1</text:span><text:span text:style-name="T2">)</text:span></text:p>
      <text:p text:style-name="P2"><text:span text:style-name="T8"><text:s text:c="2"/>for</text:span><text:span text:style-name="T5"> </text:span><text:span text:style-name="T2">i</text:span><text:span text:style-name="T5"> </text:span><text:span text:style-name="T2">=</text:span><text:span text:style-name="T5"> </text:span><text:span text:style-name="T4">1</text:span><text:span text:style-name="T2">,</text:span><text:span text:style-name="T4">10</text:span><text:span text:style-name="T5"> </text:span><text:span text:style-name="T8">do</text:span></text:p>
      <text:p text:style-name="P2"><text:span text:style-name="T5"><text:s text:c="4"/></text:span><text:span text:style-name="T2">gl.Begin(</text:span><text:span text:style-name="T6">"GL_LINE_LOOP"</text:span><text:span text:style-name="T2">)</text:span></text:p>
      <text:p text:style-name="P2"><text:span text:style-name="T5"><text:s text:c="4"/></text:span><text:span text:style-name="T2">gl.Vertex(</text:span><text:span text:style-name="T4">0</text:span><text:span text:style-name="T2">+</text:span><text:span text:style-name="T4">2</text:span><text:span text:style-name="T2">*i, <text:s text:c="2"/></text:span><text:span text:style-name="T4">0</text:span><text:span text:style-name="T2">+</text:span><text:span text:style-name="T4">2</text:span><text:span text:style-name="T2">*i)</text:span></text:p>
      <text:p text:style-name="P2"><text:span text:style-name="T5"><text:s text:c="4"/></text:span><text:span text:style-name="T2">gl.Vertex(</text:span><text:span text:style-name="T4">0</text:span><text:span text:style-name="T2">+</text:span><text:span text:style-name="T4">2</text:span><text:span text:style-name="T2">*i, <text:s/></text:span><text:span text:style-name="T5"><text:s/></text:span><text:span text:style-name="T4">600</text:span><text:span text:style-name="T2">-</text:span><text:span text:style-name="T4">2</text:span><text:span text:style-name="T2">*i)</text:span></text:p>
      <text:p text:style-name="P2"><text:span text:style-name="T5"><text:s text:c="4"/></text:span><text:span text:style-name="T2">gl.Vertex(</text:span><text:span text:style-name="T4">800</text:span><text:span text:style-name="T2">-</text:span><text:span text:style-name="T4">2</text:span><text:span text:style-name="T2">*i,</text:span><text:span text:style-name="T5"> </text:span><text:span text:style-name="T4">600</text:span><text:span text:style-name="T2">-</text:span><text:span text:style-name="T4">2</text:span><text:span text:style-name="T2">*i)</text:span></text:p>
      <text:p text:style-name="P2"><text:span text:style-name="T5"><text:s text:c="4"/></text:span><text:span text:style-name="T2">gl.Vertex(</text:span><text:span text:style-name="T4">800</text:span><text:span text:style-name="T2">-</text:span><text:span text:style-name="T4">2</text:span><text:span text:style-name="T2">*i, </text:span><text:span text:style-name="T4">0</text:span><text:span text:style-name="T2">+</text:span><text:span text:style-name="T4">2</text:span><text:span text:style-name="T2">*i)</text:span></text:p>
      <text:p text:style-name="P2"><text:span text:style-name="T5"><text:s text:c="4"/></text:span><text:span text:style-name="T2">gl.End()</text:span></text:p>
      <text:p text:style-name="P6"><text:s text:c="2"/>end</text:p>
      <text:p text:style-name="P2"><text:span text:style-name="T2"><text:s text:c="2"/>gl.Disable(</text:span><text:span text:style-name="T6">"GL_BLEND"</text:span><text:span text:style-name="T2">)</text:span></text:p>
      <text:p text:style-name="P4"/>
      <text:h text:style-name="Heading_20_2" text:outline-level="2">gl.Begin(EnumString)</text:h>
      <text:p text:style-name="Standard"><text:span text:style-name="T1">Example:</text:span> </text:p>
      <text:p text:style-name="Standard"><text:span text:style-name="T2"><text:s text:c="2"/>gl.Begin(</text:span><text:span text:style-name="T6">"GL_LINE_LOOP"</text:span><text:span text:style-name="T2">)</text:span></text:p>
      <text:p text:style-name="Standard"/>
      <text:h text:style-name="P20" text:outline-level="2">gl.BindTexture(EnumString, Texturenumber)</text:h>
      <text:p text:style-name="Standard"><text:span text:style-name="T1">Example:</text:span> </text:p>
      <text:p text:style-name="Standard"><text:span text:style-name="T2"><text:s text:c="2"/>gl.BindTexture(</text:span><text:span text:style-name="T6">"GL_GL_TEXTURE_2D"</text:span><text:span text:style-name="T3">, Tex.Num</text:span><text:span text:style-name="T2">)</text:span></text:p>
      <text:p text:style-name="Standard"/>
      <text:h text:style-name="P20" text:outline-level="2">gl.BlendFunc(EnumString, EnumString)</text:h>
      <text:p text:style-name="Standard"><text:span text:style-name="T1">Example:</text:span> </text:p>
      <text:p text:style-name="Standard"><text:soft-page-break/><text:span text:style-name="T2"><text:s text:c="2"/>gl.BlendFunc(</text:span><text:span text:style-name="T6">"GL_SRC_ALPHA"</text:span><text:span text:style-name="T3">, </text:span><text:span text:style-name="T6">"GL_ONE_MINUS_SRC_ALPHA"</text:span><text:span text:style-name="T2">)</text:span></text:p>
      <text:p text:style-name="Standard"/>
      <text:h text:style-name="Heading_20_2" text:outline-level="2">gl.Clear(EnumStringField)</text:h>
      <text:p text:style-name="P8">Example:</text:p>
      <text:p text:style-name="P5"><text:span text:style-name="T2"><text:s text:c="2"/>gl.Clear(</text:span><text:span text:style-name="T6">"GL_COLOR_BUFFER_BIT,GL_DEPTH_BUFFER_BIT"</text:span><text:span text:style-name="T2">)</text:span></text:p>
      <text:p text:style-name="P9"/>
      <text:h text:style-name="Heading_20_2" text:outline-level="2">gl.ClearColor(R, G, B, A)</text:h>
      <text:p text:style-name="P8">Example:</text:p>
      <text:p text:style-name="P5"><text:span text:style-name="T2"><text:s text:c="2"/>gl.ClearColor(</text:span><text:span text:style-name="T4">1.0</text:span><text:span text:style-name="T2">, </text:span><text:span text:style-name="T4">1.0</text:span><text:span text:style-name="T2">, </text:span><text:span text:style-name="T4">1.0</text:span><text:span text:style-name="T2">)</text:span></text:p>
      <text:p text:style-name="P9"/>
      <text:h text:style-name="Heading_20_2" text:outline-level="2">gl.Color(ColorArray)</text:h>
      <text:p text:style-name="P1">Example:</text:p>
      <text:p text:style-name="P2"><text:span text:style-name="T2"><text:s text:c="2"/>col</text:span><text:span text:style-name="T5"> </text:span><text:span text:style-name="T2">=</text:span><text:span text:style-name="T5"> </text:span><text:span text:style-name="T2">{</text:span><text:span text:style-name="T4">1.0</text:span><text:span text:style-name="T2">,</text:span><text:span text:style-name="T4">0.5</text:span><text:span text:style-name="T2">,</text:span><text:span text:style-name="T4">0.0</text:span><text:span text:style-name="T2">}</text:span></text:p>
      <text:p text:style-name="P4"><text:s text:c="2"/>gl.Color(col)</text:p>
      <text:p text:style-name="P4"/>
      <text:h text:style-name="Heading_20_2" text:outline-level="2">gl.Color(R, G, B [, A])</text:h>
      <text:p text:style-name="P8">Example:</text:p>
      <text:p text:style-name="P5"><text:span text:style-name="T2"><text:s text:c="2"/>gl.Color</text:span><text:span text:style-name="T2">(</text:span><text:span text:style-name="T4">1.0</text:span><text:span text:style-name="T2">,</text:span><text:span text:style-name="T4">0.5</text:span><text:span text:style-name="T2">,</text:span><text:span text:style-name="T4">0.0</text:span><text:span text:style-name="T2">)</text:span></text:p>
      <text:p text:style-name="P9"/>
      <text:h text:style-name="Heading_20_2" text:outline-level="2">gl.CullFace(EnumString)</text:h>
      <text:p text:style-name="P8">Example:</text:p>
      <text:p text:style-name="P10"><text:span text:style-name="T2"><text:s text:c="2"/>gl.CullFace(</text:span><text:span text:style-name="T6">"GL_FRONT"</text:span><text:span text:style-name="T2">)</text:span></text:p>
      <text:p text:style-name="Text_20_body"/>
      <text:h text:style-name="Heading_20_2" text:outline-level="2">gl.DepthFunc';func:gl_LuaDepthFunc),</text:h>
      <text:p text:style-name="P8">Example:</text:p>
      <text:p text:style-name="Text_20_body">gl.</text:p>
      <text:p text:style-name="Text_20_body"/>
      <text:h text:style-name="Heading_20_2" text:outline-level="2">gl.Disable(EnumString)</text:h>
      <text:p text:style-name="P8">Example:</text:p>
      <text:p text:style-name="P10"><text:span text:style-name="T2"><text:s text:c="2"/>gl.Disable(</text:span><text:span text:style-name="T6">"GL_BLEND"</text:span><text:span text:style-name="T2">)</text:span></text:p>
      <text:p text:style-name="Text_20_body"/>
      <text:h text:style-name="Heading_20_2" text:outline-level="2">gl.DisableClientState';func:gl_LuaDisableClientState),</text:h>
      <text:p text:style-name="P8">Example:</text:p>
      <text:p text:style-name="Text_20_body"><text:soft-page-break/>gl.</text:p>
      <text:p text:style-name="Text_20_body"/>
      <text:h text:style-name="Heading_20_2" text:outline-level="2">gl.DrawBuffer';func:gl_LuaDrawBuffer),</text:h>
      <text:p text:style-name="P8">Example:</text:p>
      <text:p text:style-name="Text_20_body">gl.</text:p>
      <text:p text:style-name="Text_20_body"/>
      <text:h text:style-name="Heading_20_2" text:outline-level="2">gl.Enable';func:gl_LuaEnable),</text:h>
      <text:p text:style-name="P8">Example:</text:p>
      <text:p text:style-name="Text_20_body">gl.</text:p>
      <text:p text:style-name="Text_20_body"/>
      <text:h text:style-name="Heading_20_2" text:outline-level="2">gl.EnableClientState';func:gl_LuaEnableClientState),</text:h>
      <text:p text:style-name="P8">Example:</text:p>
      <text:p text:style-name="P17"><text:s text:c="2"/>gl.E</text:p>
      <text:p text:style-name="Text_20_body"/>
      <text:h text:style-name="Heading_20_2" text:outline-level="2">gl.End()</text:h>
      <text:p text:style-name="P8">Example:</text:p>
      <text:p text:style-name="P10"><text:span text:style-name="T2"><text:s text:c="2"/>gl.End(</text:span><text:span text:style-name="T2">)</text:span></text:p>
      <text:p text:style-name="Text_20_body"/>
      <text:h text:style-name="Heading_20_2" text:outline-level="2">gl.EndList';func:gl_LuaEndList),</text:h>
      <text:h text:style-name="Heading_20_2" text:outline-level="2">gl.Finish()</text:h>
      <text:p text:style-name="P8">Example:</text:p>
      <text:p text:style-name="P10"><text:span text:style-name="T2"><text:s text:c="2"/>gl.Finish(</text:span><text:span text:style-name="T2">)</text:span></text:p>
      <text:p text:style-name="Text_20_body"/>
      <text:h text:style-name="Heading_20_2" text:outline-level="2">gl.Flush';func:gl_LuaFlush),</text:h>
      <text:p text:style-name="P8">Example:</text:p>
      <text:p text:style-name="Text_20_body">gl.</text:p>
      <text:p text:style-name="Text_20_body"/>
      <text:h text:style-name="Heading_20_2" text:outline-level="2">gl.FrontFace';func:gl_LuaFrontFace),</text:h>
      <text:p text:style-name="P8">Example:</text:p>
      <text:p text:style-name="Text_20_body">gl.</text:p>
      <text:p text:style-name="Text_20_body"/>
      <text:h text:style-name="Heading_20_2" text:outline-level="2"><text:soft-page-break/>gl.InitNames()</text:h>
      <text:p text:style-name="P8">Example:</text:p>
      <text:p text:style-name="Text_20_body">gl.</text:p>
      <text:p text:style-name="Text_20_body"/>
      <text:h text:style-name="Heading_20_2" text:outline-level="2">gl.LoadIdentity()</text:h>
      <text:p text:style-name="P8">Example:</text:p>
      <text:p text:style-name="Text_20_body">gl.</text:p>
      <text:p text:style-name="Text_20_body"/>
      <text:h text:style-name="Heading_20_2" text:outline-level="2">gl.LogicOp(EnumString)</text:h>
      <text:p text:style-name="P8">Example:</text:p>
      <text:p text:style-name="Text_20_body">gl.</text:p>
      <text:p text:style-name="Text_20_body"/>
      <text:h text:style-name="Heading_20_2" text:outline-level="2">gl.MatrixMode';func:gl_LuaMatrixMode),</text:h>
      <text:p text:style-name="P8">Example:</text:p>
      <text:p text:style-name="Text_20_body">gl.</text:p>
      <text:p text:style-name="Text_20_body"/>
      <text:h text:style-name="Heading_20_2" text:outline-level="2">gl.PopAttrib';func:gl_LuaPopAttrib),</text:h>
      <text:p text:style-name="P8">Example:</text:p>
      <text:p text:style-name="Text_20_body">gl.</text:p>
      <text:p text:style-name="Text_20_body"/>
      <text:h text:style-name="Heading_20_2" text:outline-level="2">gl.PopClientAttrib()</text:h>
      <text:p text:style-name="P8">Example:</text:p>
      <text:p text:style-name="P10"><text:span text:style-name="T2"><text:s text:c="2"/>gl.PopClientAttrib(</text:span><text:span text:style-name="T2">)</text:span></text:p>
      <text:p text:style-name="Text_20_body"/>
      <text:h text:style-name="Heading_20_2" text:outline-level="2">gl.PopMatrix';func:gl_LuaPopMatrix),</text:h>
      <text:p text:style-name="P8">Example:</text:p>
      <text:p text:style-name="Text_20_body">gl.</text:p>
      <text:p text:style-name="Text_20_body"/>
      <text:h text:style-name="Heading_20_2" text:outline-level="2">gl.PopName';func:gl_LuaPopName),</text:h>
      <text:p text:style-name="P8">Example:</text:p>
      <text:p text:style-name="Text_20_body">gl.</text:p>
      <text:p text:style-name="Text_20_body"><text:soft-page-break/></text:p>
      <text:h text:style-name="Heading_20_2" text:outline-level="2">gl.PushMatrix';func:gl_LuaPushMatrix),</text:h>
      <text:p text:style-name="P8">Example:</text:p>
      <text:p text:style-name="Text_20_body">gl.</text:p>
      <text:p text:style-name="Text_20_body"/>
      <text:h text:style-name="Heading_20_2" text:outline-level="2">gl.RasterPos';func:gl_LuaRasterPos),</text:h>
      <text:p text:style-name="P8">Example:</text:p>
      <text:p text:style-name="Text_20_body">gl.</text:p>
      <text:p text:style-name="Text_20_body"/>
      <text:h text:style-name="Heading_20_2" text:outline-level="2">gl.ReadBuffer';func:gl_LuaReadBuffer),</text:h>
      <text:p text:style-name="P8">Example:</text:p>
      <text:p text:style-name="Text_20_body">gl.</text:p>
      <text:p text:style-name="Text_20_body"/>
      <text:h text:style-name="Heading_20_2" text:outline-level="2">gl.Rect(PosArray,PosArray)</text:h>
      <text:p text:style-name="P9">Draws a Rectangle.</text:p>
      <text:p text:style-name="P8">Example:</text:p>
      <text:p text:style-name="P10"><text:span text:style-name="T2"><text:s text:c="2"/>gl.Rect({</text:span><text:span text:style-name="T4">0</text:span><text:span text:style-name="T2">+</text:span><text:span text:style-name="T4">2</text:span><text:span text:style-name="T2">*i,</text:span><text:span text:style-name="T5"> </text:span><text:span text:style-name="T4">0</text:span><text:span text:style-name="T2">+</text:span><text:span text:style-name="T4">2</text:span><text:span text:style-name="T2">*i},</text:span><text:span text:style-name="T5"> </text:span><text:span text:style-name="T2">{</text:span><text:span text:style-name="T4">800</text:span><text:span text:style-name="T2">-</text:span><text:span text:style-name="T4">2</text:span><text:span text:style-name="T2">*i,</text:span><text:span text:style-name="T5"> </text:span><text:span text:style-name="T4">600</text:span><text:span text:style-name="T2">-</text:span><text:span text:style-name="T4">2</text:span><text:span text:style-name="T2">*i})</text:span></text:p>
      <text:p text:style-name="P17"/>
      <text:h text:style-name="Heading_20_2" text:outline-level="2">gl.Rect(X1, Y1, X2, Y2)</text:h>
      <text:p text:style-name="P9">Draws a Rectangle.</text:p>
      <text:p text:style-name="P8">Example:</text:p>
      <text:p text:style-name="P10"><text:span text:style-name="T2"><text:s text:c="2"/>gl.Rect(</text:span><text:span text:style-name="T4">0</text:span><text:span text:style-name="T2">,</text:span><text:span text:style-name="T5"> </text:span><text:span text:style-name="T4">0</text:span><text:span text:style-name="T2">,</text:span><text:span text:style-name="T5"> </text:span><text:span text:style-name="T4">800</text:span><text:span text:style-name="T2">,</text:span><text:span text:style-name="T5"> </text:span><text:span text:style-name="T4">600</text:span><text:span text:style-name="T2">)</text:span></text:p>
      <text:p text:style-name="P3"><text:s text:c="2"/>-- does the same as</text:p>
      <text:p text:style-name="P2"><text:span text:style-name="T2"><text:s text:c="2"/>gl.Begin(</text:span><text:span text:style-name="T6">"GL_POLYGON"</text:span><text:span text:style-name="T2">)</text:span></text:p>
      <text:p text:style-name="P2"><text:span text:style-name="T2"><text:s text:c="2"/>gl.Vertex(</text:span><text:span text:style-name="T4">0</text:span><text:span text:style-name="T2">,</text:span><text:span text:style-name="T5"> </text:span><text:span text:style-name="T4">0</text:span><text:span text:style-name="T2">)</text:span></text:p>
      <text:p text:style-name="P2"><text:span text:style-name="T2"><text:s text:c="2"/>gl.Vertex(</text:span><text:span text:style-name="T4">0</text:span><text:span text:style-name="T2">,</text:span><text:span text:style-name="T5"> </text:span><text:span text:style-name="T4">600</text:span><text:span text:style-name="T2">)</text:span></text:p>
      <text:p text:style-name="P2"><text:span text:style-name="T2"><text:s text:c="2"/>gl.Vertex(</text:span><text:span text:style-name="T4">800</text:span><text:span text:style-name="T2">,</text:span><text:span text:style-name="T5"> </text:span><text:span text:style-name="T4">600</text:span><text:span text:style-name="T2">)</text:span></text:p>
      <text:p text:style-name="P2"><text:span text:style-name="T2"><text:s text:c="2"/>gl.Vertex(</text:span><text:span text:style-name="T4">800</text:span><text:span text:style-name="T2">,</text:span><text:span text:style-name="T5"> </text:span><text:span text:style-name="T4">0</text:span><text:span text:style-name="T2">)</text:span></text:p>
      <text:p text:style-name="P4"><text:s text:c="2"/>gl.End()</text:p>
      <text:p text:style-name="P4"/>
      <text:h text:style-name="Heading_20_2" text:outline-level="2">gl.ShadeModel';func:gl_LuaShadeModel),</text:h>
      <text:p text:style-name="P8">Example:</text:p>
      <text:p text:style-name="Text_20_body">gl.</text:p>
      <text:p text:style-name="Text_20_body"/>
      <text:h text:style-name="Heading_20_2" text:outline-level="2"><text:soft-page-break/>gl.TexCoord(PosArray)</text:h>
      <text:p text:style-name="P8">Example:</text:p>
      <text:p text:style-name="Text_20_body">gl.</text:p>
      <text:p text:style-name="Text_20_body"/>
      <text:h text:style-name="Heading_20_2" text:outline-level="2">gl.TexCoord(S [, T [, R [, Q]]])</text:h>
      <text:p text:style-name="P8">Example:</text:p>
      <text:p text:style-name="Text_20_body">gl.</text:p>
      <text:h text:style-name="Heading_20_2" text:outline-level="2">gl.Vertex(PosArray)</text:h>
      <text:p text:style-name="P8">Example:</text:p>
      <text:p text:style-name="P2"><text:span text:style-name="T2"><text:s text:c="2"/>vert</text:span><text:span text:style-name="T5"> </text:span><text:span text:style-name="T2">=</text:span><text:span text:style-name="T5"> </text:span><text:span text:style-name="T2">{</text:span><text:span text:style-name="T4">10.0</text:span><text:span text:style-name="T2">, </text:span><text:span text:style-name="T4">100.0</text:span><text:span text:style-name="T2">, </text:span><text:span text:style-name="T4">2.0</text:span><text:span text:style-name="T2">}</text:span></text:p>
      <text:p text:style-name="P4"><text:s text:c="2"/>gl.Vertex(vert)</text:p>
      <text:p text:style-name="P4"/>
      <text:h text:style-name="Heading_20_2" text:outline-level="2">gl.Vertex(X, Y [, Z [, W]])</text:h>
      <text:p text:style-name="P8">Example:</text:p>
      <text:p text:style-name="P2"><text:span text:style-name="T2"><text:s text:c="2"/>gl.Vertex(</text:span><text:span text:style-name="T4">10.0</text:span><text:span text:style-name="T2">, </text:span><text:span text:style-name="T4">20.0</text:span><text:span text:style-name="T2">)</text:span></text:p>
      <text:p text:style-name="P2"><text:span text:style-name="T2"><text:s text:c="2"/>gl.Vertex(</text:span><text:span text:style-name="T4">100</text:span><text:span text:style-name="T2">, </text:span><text:span text:style-name="T4">20</text:span><text:span text:style-name="T2">, </text:span><text:span text:style-name="T4">10</text:span><text:span text:style-name="T2">, </text:span><text:span text:style-name="T4">1</text:span><text:span text:style-name="T2">)</text:span></text:p>
      <text:p text:style-name="P2"><text:span text:style-name="T2"/></text:p>
      <text:h text:style-name="Heading_20_2" text:outline-level="2">gl.Viewport(PosArray,SizeArray)</text:h>
      <text:p text:style-name="P9">Defines the Viewport.</text:p>
      <text:p text:style-name="P8">Example:</text:p>
      <text:p text:style-name="P10"><text:span text:style-name="T2"><text:s text:c="2"/>gl.Rect({</text:span><text:span text:style-name="T4">0</text:span><text:span text:style-name="T2">,</text:span><text:span text:style-name="T5"> </text:span><text:span text:style-name="T4">0</text:span><text:span text:style-name="T2">},</text:span><text:span text:style-name="T5"> </text:span><text:span text:style-name="T2">{</text:span><text:span text:style-name="T4">800</text:span><text:span text:style-name="T2">,</text:span><text:span text:style-name="T5"> </text:span><text:span text:style-name="T4">600</text:span><text:span text:style-name="T2">})</text:span></text:p>
      <text:p text:style-name="P17"/>
      <text:h text:style-name="Heading_20_2" text:outline-level="2">gl.Viewport(X, Y, width, height)</text:h>
      <text:p text:style-name="P9">Defines the Viewport.</text:p>
      <text:p text:style-name="P8">Example:</text:p>
      <text:p text:style-name="P10"><text:span text:style-name="T2"><text:s text:c="2"/>gl.Rect(</text:span><text:span text:style-name="T4">0</text:span><text:span text:style-name="T2">,</text:span><text:span text:style-name="T5"> </text:span><text:span text:style-name="T4">0</text:span><text:span text:style-name="T2">,</text:span><text:span text:style-name="T5"> </text:span><text:span text:style-name="T4">800</text:span><text:span text:style-name="T2">,</text:span><text:span text:style-name="T5"> </text:span><text:span text:style-name="T4">600</text:span><text:span text:style-name="T2">)</text:span></text:p>
      <text:p text:style-name="P3"><text:s text:c="2"/>-- does the same as</text:p>
      <text:p text:style-name="P2"><text:span text:style-name="T2"><text:s text:c="2"/>gl.Begin(</text:span><text:span text:style-name="T6">"GL_POLYGON"</text:span><text:span text:style-name="T2">)</text:span></text:p>
      <text:p text:style-name="P2"><text:span text:style-name="T2"><text:s text:c="2"/>gl.Vertex(</text:span><text:span text:style-name="T4">0</text:span><text:span text:style-name="T2">,</text:span><text:span text:style-name="T5"> </text:span><text:span text:style-name="T4">0</text:span><text:span text:style-name="T2">)</text:span></text:p>
      <text:p text:style-name="P2"><text:span text:style-name="T2"><text:s text:c="2"/>gl.Vertex(</text:span><text:span text:style-name="T4">0</text:span><text:span text:style-name="T2">,</text:span><text:span text:style-name="T5"> </text:span><text:span text:style-name="T4">600</text:span><text:span text:style-name="T2">)</text:span></text:p>
      <text:p text:style-name="P2"><text:span text:style-name="T2"><text:s text:c="2"/>gl.Vertex(</text:span><text:span text:style-name="T4">800</text:span><text:span text:style-name="T2">,</text:span><text:span text:style-name="T5"> </text:span><text:span text:style-name="T4">600</text:span><text:span text:style-name="T2">)</text:span></text:p>
      <text:p text:style-name="P2"><text:span text:style-name="T2"><text:s text:c="2"/>gl.Vertex(</text:span><text:span text:style-name="T4">800</text:span><text:span text:style-name="T2">,</text:span><text:span text:style-name="T5"> </text:span><text:span text:style-name="T4">0</text:span><text:span text:style-name="T2">)</text:span></text:p>
      <text:p text:style-name="P4"><text:s text:c="2"/>gl.End(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Holger Kuhn</meta:initial-creator>
    <meta:creation-date>2008-12-30T13:58:34</meta:creation-date>
    <dc:creator>Holger Kuhn</dc:creator>
    <dc:date>2009-01-03T02:56:22</dc:date>
    <meta:editing-cycles>13</meta:editing-cycles>
    <meta:editing-duration>P1DT16H12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78" meta:word-count="472" meta:character-count="3527"/>
  </office:meta>
</office:document-meta>
</file>